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68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1.946cm"/>
    </style:style>
    <style:style style:name="co6" style:family="table-column">
      <style:table-column-properties fo:break-before="auto" style:column-width="0.97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4" table:default-cell-style-name="Default"/>
        <table:table-row table:style-name="ro1">
          <table:table-cell table:number-columns-repeated="2"/>
          <table:table-cell office:value-type="string">
            <text:p>N (ofao)</text:p>
          </table:table-cell>
          <table:table-cell office:value-type="string">
            <text:p>pos (cg)</text:p>
          </table:table-cell>
          <table:table-cell office:value-type="string">
            <text:p>tp = pos-fp</text:p>
          </table:table-cell>
          <table:table-cell office:value-type="string">
            <text:p>fp = &lt;</text:p>
          </table:table-cell>
          <table:table-cell office:value-type="string">
            <text:p>tn = N-rest</text:p>
          </table:table-cell>
          <table:table-cell office:value-type="string">
            <text:p>fn = &gt;</text:p>
          </table:table-cell>
          <table:table-cell office:value-type="string">
            <text:p>prec</text:p>
          </table:table-cell>
          <table:table-cell office:value-type="string">
            <text:p>rec</text:p>
          </table:table-cell>
          <table:table-cell office:value-type="string">
            <text:p>acc</text:p>
          </table:table-cell>
          <table:table-cell office:value-type="string">
            <text:p>f-sc</text:p>
          </table:table-cell>
        </table:table-row>
        <table:table-row table:style-name="ro1">
          <table:table-cell office:value-type="string">
            <text:p>ubpn-1033</text:p>
          </table:table-cell>
          <table:table-cell office:value-type="string">
            <text:p>25996 mrf</text:p>
          </table:table-cell>
          <table:table-cell office:value-type="float" office:value="5019">
            <text:p>5019</text:p>
          </table:table-cell>
          <table:table-cell office:value-type="float" office:value="2417">
            <text:p>2417</text:p>
          </table:table-cell>
          <table:table-cell table:formula="of:=[.D2]-[.F2]" office:value-type="float" office:value="2198">
            <text:p>2198</text:p>
          </table:table-cell>
          <table:table-cell office:value-type="float" office:value="219">
            <text:p>219</text:p>
          </table:table-cell>
          <table:table-cell table:formula="of:=[.C2]-[.E2]-[.F2]-[.H2]" office:value-type="float" office:value="2501">
            <text:p>2501</text:p>
          </table:table-cell>
          <table:table-cell office:value-type="float" office:value="101">
            <text:p>101</text:p>
          </table:table-cell>
          <table:table-cell table:formula="of:=[.E2]/([.E2]+[.F2])" office:value-type="float" office:value="0.909391808026479">
            <text:p>0,91</text:p>
          </table:table-cell>
          <table:table-cell table:formula="of:=([.E2]/([.E2]+[.H2]))" office:value-type="float" office:value="0.956067855589387">
            <text:p>0,96</text:p>
          </table:table-cell>
          <table:table-cell table:formula="of:=([.E2]+[.G2])/([.E2]+[.F2]+[.G2]+[.H2])" office:value-type="float" office:value="0.936242279338514">
            <text:p>0,94</text:p>
          </table:table-cell>
          <table:table-cell table:formula="of:=2*([.I2]*[.J2])/([.I2]+[.J2])" office:value-type="float" office:value="0.93214588634436">
            <text:p>0,93</text:p>
          </table:table-cell>
        </table:table-row>
        <table:table-row table:style-name="ro1">
          <table:table-cell/>
          <table:table-cell office:value-type="string">
            <text:p>25995 syn</text:p>
          </table:table-cell>
          <table:table-cell office:value-type="float" office:value="5019">
            <text:p>5019</text:p>
          </table:table-cell>
          <table:table-cell office:value-type="float" office:value="2417">
            <text:p>2417</text:p>
          </table:table-cell>
          <table:table-cell table:formula="of:=[.D3]-[.F3]" office:value-type="float" office:value="1959">
            <text:p>1959</text:p>
          </table:table-cell>
          <table:table-cell office:value-type="float" office:value="458">
            <text:p>458</text:p>
          </table:table-cell>
          <table:table-cell table:formula="of:=[.C3]-[.E3]-[.F3]-[.H3]" office:value-type="float" office:value="2412">
            <text:p>2412</text:p>
          </table:table-cell>
          <table:table-cell office:value-type="float" office:value="190">
            <text:p>190</text:p>
          </table:table-cell>
          <table:table-cell table:formula="of:=[.E3]/([.E3]+[.F3])" office:value-type="float" office:value="0.810508895324783">
            <text:p>0,81</text:p>
          </table:table-cell>
          <table:table-cell table:formula="of:=([.E3]/([.E3]+[.H3]))" office:value-type="float" office:value="0.911586784550954">
            <text:p>0,91</text:p>
          </table:table-cell>
          <table:table-cell table:formula="of:=([.E3]+[.G3])/([.E3]+[.F3]+[.G3]+[.H3])" office:value-type="float" office:value="0.87089061566049">
            <text:p>0,87</text:p>
          </table:table-cell>
          <table:table-cell table:formula="of:=2*([.I3]*[.J3])/([.I3]+[.J3])" office:value-type="float" office:value="0.8580814717477">
            <text:p>0,86</text:p>
          </table:table-cell>
        </table:table-row>
        <table:table-row table:style-name="ro1">
          <table:table-cell/>
          <table:table-cell office:value-type="string">
            <text:p>25995 dep</text:p>
          </table:table-cell>
          <table:table-cell table:number-columns-repeated="2" office:value-type="float" office:value="1040">
            <text:p>1040</text:p>
          </table:table-cell>
          <table:table-cell table:formula="of:=[.D4]-[.F4]" office:value-type="float" office:value="723">
            <text:p>723</text:p>
          </table:table-cell>
          <table:table-cell office:value-type="float" office:value="317">
            <text:p>317</text:p>
          </table:table-cell>
          <table:table-cell table:formula="of:=[.C4]-[.E4]-[.F4]-[.H4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E4]/([.E4]+[.F4])" office:value-type="float" office:value="0.695192307692308">
            <text:p>0,7</text:p>
          </table:table-cell>
          <table:table-cell table:formula="of:=([.E4]/([.E4]+[.H4]))" office:value-type="float" office:value="1">
            <text:p>1</text:p>
          </table:table-cell>
          <table:table-cell table:formula="of:=([.E4]+[.G4])/([.E4]+[.F4]+[.G4]+[.H4])" office:value-type="float" office:value="0.695192307692308">
            <text:p>0,7</text:p>
          </table:table-cell>
          <table:table-cell table:formula="of:=2*([.I4]*[.J4])/([.I4]+[.J4])" office:value-type="float" office:value="0.820192853091322">
            <text:p>0,82</text:p>
          </table:table-cell>
        </table:table-row>
        <table:table-row table:style-name="ro1">
          <table:table-cell table:number-columns-repeated="2"/>
          <table:table-cell table:number-columns-repeated="2"/>
          <table:table-cell table:formula="of:=[.D5]-[.F5]" office:value-type="float" office:value="0">
            <text:p>0</text:p>
          </table:table-cell>
          <table:table-cell/>
          <table:table-cell table:formula="of:=[.C5]-[.E5]-[.F5]-[.H5]" office:value-type="float" office:value="0">
            <text:p>0</text:p>
          </table:table-cell>
          <table:table-cell/>
          <table:table-cell table:number-columns-repeated="4"/>
        </table:table-row>
        <table:table-row table:style-name="ro1">
          <table:table-cell office:value-type="string">
            <text:p>ubpn-1033</text:p>
          </table:table-cell>
          <table:table-cell office:value-type="string">
            <text:p>25996 mrf</text:p>
          </table:table-cell>
          <table:table-cell office:value-type="float" office:value="5019">
            <text:p>5019</text:p>
          </table:table-cell>
          <table:table-cell office:value-type="float" office:value="2417">
            <text:p>2417</text:p>
          </table:table-cell>
          <table:table-cell table:formula="of:=[.D6]-[.F6]" office:value-type="float" office:value="2048">
            <text:p>2048</text:p>
          </table:table-cell>
          <table:table-cell office:value-type="float" office:value="369">
            <text:p>369</text:p>
          </table:table-cell>
          <table:table-cell table:formula="of:=[.C6]-[.E6]-[.F6]-[.H6]" office:value-type="float" office:value="2501">
            <text:p>2501</text:p>
          </table:table-cell>
          <table:table-cell office:value-type="float" office:value="101">
            <text:p>101</text:p>
          </table:table-cell>
          <table:table-cell table:formula="of:=[.E6]/([.E6]+[.F6])" office:value-type="float" office:value="0.847331402565163">
            <text:p>0,85</text:p>
          </table:table-cell>
          <table:table-cell table:formula="of:=([.E6]/([.E6]+[.H6]))" office:value-type="float" office:value="0.953001395998139">
            <text:p>0,95</text:p>
          </table:table-cell>
          <table:table-cell table:formula="of:=([.E6]+[.G6])/([.E6]+[.F6]+[.G6]+[.H6])" office:value-type="float" office:value="0.906355847778442">
            <text:p>0,91</text:p>
          </table:table-cell>
          <table:table-cell table:formula="of:=2*([.I6]*[.J6])/([.I6]+[.J6])" office:value-type="float" office:value="0.89706526500219">
            <text:p>0,9</text:p>
          </table:table-cell>
        </table:table-row>
        <table:table-row table:style-name="ro1">
          <table:table-cell/>
          <table:table-cell office:value-type="string">
            <text:p>25995 syn</text:p>
          </table:table-cell>
          <table:table-cell office:value-type="float" office:value="5019">
            <text:p>5019</text:p>
          </table:table-cell>
          <table:table-cell office:value-type="float" office:value="2417">
            <text:p>2417</text:p>
          </table:table-cell>
          <table:table-cell table:formula="of:=[.D7]-[.F7]" office:value-type="float" office:value="1902">
            <text:p>1902</text:p>
          </table:table-cell>
          <table:table-cell office:value-type="float" office:value="515">
            <text:p>515</text:p>
          </table:table-cell>
          <table:table-cell table:formula="of:=[.C7]-[.E7]-[.F7]-[.H7]" office:value-type="float" office:value="2357">
            <text:p>2357</text:p>
          </table:table-cell>
          <table:table-cell office:value-type="float" office:value="245">
            <text:p>245</text:p>
          </table:table-cell>
          <table:table-cell table:formula="of:=[.E7]/([.E7]+[.F7])" office:value-type="float" office:value="0.786925941249483">
            <text:p>0,79</text:p>
          </table:table-cell>
          <table:table-cell table:formula="of:=([.E7]/([.E7]+[.H7]))" office:value-type="float" office:value="0.885887284583139">
            <text:p>0,89</text:p>
          </table:table-cell>
          <table:table-cell table:formula="of:=([.E7]+[.G7])/([.E7]+[.F7]+[.G7]+[.H7])" office:value-type="float" office:value="0.84857541342897">
            <text:p>0,85</text:p>
          </table:table-cell>
          <table:table-cell table:formula="of:=2*([.I7]*[.J7])/([.I7]+[.J7])" office:value-type="float" office:value="0.833479404031551">
            <text:p>0,83</text:p>
          </table:table-cell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a" fo:country="D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14">14.05.2009</text:date>, <text:time>09:51:22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rond Trosterud</meta:initial-creator>
    <meta:creation-date>2009-05-13T15:00:42</meta:creation-date>
    <dc:date>2009-05-14T09:51:22</dc:date>
    <dc:creator>Trond Trosterud</dc:creator>
    <meta:editing-duration>PT18H20M16S</meta:editing-duration>
    <meta:editing-cycles>2</meta:editing-cycles>
    <meta:generator>OpenOffice.org/3.0$Unix OpenOffice.org_project/300m9$Build-9358</meta:generator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